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imes New Roman" svg:font-family="'Times New Roman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5efd" officeooo:paragraph-rsid="001f5efd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Heading_20_2" style:list-style-name="L1">
      <style:text-properties officeooo:rsid="001f5efd" officeooo:paragraph-rsid="0022608a"/>
    </style:style>
    <style:style style:name="P5" style:family="paragraph" style:parent-style-name="Heading_20_2">
      <style:text-properties officeooo:rsid="001f5efd" officeooo:paragraph-rsid="0022608a"/>
    </style:style>
    <style:style style:name="T1" style:family="text">
      <style:text-properties fo:font-variant="normal" fo:text-transform="none" fo:color="#000000" style:font-name="Times New Roman" fo:letter-spacing="normal" fo:font-style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xt to Speech (google? Ispeech?)</text:p>
      <text:p text:style-name="P1"/>
      <text:p text:style-name="Heading_20_2">Setting</text:p>
      <text:list xml:id="list6469113549795926422" text:style-name="L1">
        <text:list-item>
          <text:p text:style-name="P4">Language (en, <text:s/>Afr, <text:s/>Xhose)</text:p>
        </text:list-item>
      </text:list>
      <text:p text:style-name="P5"/>
      <text:p text:style-name="P5"><text:a xlink:type="simple" xlink:href="http://www.cstr.ed.ac.uk/projects/festival/manual/festival_toc.html#TOC134" office:name="SEC134" text:style-name="Internet_20_link" text:visited-style-name="Visited_20_Internet_20_Link"><text:span text:style-name="T1">28.6 Java and JSAPI</text:span></text:a></text:p>
      <text:p text:style-name="P2"><text:bookmark text:name="IDX363"/><text:bookmark text:name="IDX364"/>Initial support for talking to a Festival server from java is included from version 1.3.0 and initial JSAPI support is included from 1.4.0. At present the JSAPI talks to a Festival server elsewhere rather than as part of the Java process itself.</text:p>
      <text:p text:style-name="P3"><text:span text:style-name="T2">A simple (Pure) Java festival client is given </text:span><text:span text:style-name="Teletype"><text:span text:style-name="T2">`festival/src/modules/java/cstr/festival/Client.java'</text:span></text:span><text:span text:style-name="T2"> with a wraparound script in </text:span><text:span text:style-name="Teletype"><text:span text:style-name="T2">`festival/bin/festival_client_java'</text:span></text:span><text:span text:style-name="T2">.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imes New Roman" svg:font-family="'Times New Roman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1:42:52.128926474</meta:creation-date>
    <meta:generator>LibreOffice/5.2.2.2.0$Linux_X86_64 LibreOffice_project/20m0$Build-2</meta:generator>
    <dc:date>2016-10-24T10:49:07.969965645</dc:date>
    <meta:editing-duration>P1DT18H14M27S</meta:editing-duration>
    <meta:editing-cycles>3</meta:editing-cycles>
    <meta:document-statistic meta:table-count="0" meta:image-count="0" meta:object-count="0" meta:page-count="1" meta:paragraph-count="7" meta:word-count="72" meta:character-count="497" meta:non-whitespace-character-count="429"/>
  </office:meta>
</office:document-meta>
</file>